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P14" style:family="paragraph" style:parent-style-name="Preformatted_20_Text">
      <style:paragraph-properties fo:text-align="start" style:justify-single-word="false"/>
      <style:text-properties fo:font-size="10pt" officeooo:rsid="001dd698" officeooo:paragraph-rsid="001dd698" style:font-size-asian="8.75pt" style:font-size-complex="10pt"/>
    </style:style>
    <style:style style:name="P15" style:family="paragraph" style:parent-style-name="Preformatted_20_Text">
      <style:paragraph-properties fo:text-align="start" style:justify-single-word="false"/>
      <style:text-properties fo:font-size="10pt" officeooo:rsid="001f1d16" officeooo:paragraph-rsid="001f1d16" style:font-size-asian="8.75pt" style:font-size-complex="10pt"/>
    </style:style>
    <style:style style:name="P16" style:family="paragraph" style:parent-style-name="Preformatted_20_Text">
      <style:paragraph-properties fo:text-align="start" style:justify-single-word="false"/>
      <style:text-properties fo:font-size="10pt" officeooo:rsid="001f92e1" officeooo:paragraph-rsid="001f92e1" style:font-size-asian="8.75pt" style:font-size-complex="10pt"/>
    </style:style>
    <style:style style:name="P17"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P18"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P19" style:family="paragraph" style:parent-style-name="Preformatted_20_Text">
      <style:paragraph-properties fo:text-align="start" style:justify-single-word="false"/>
      <style:text-properties fo:font-size="10pt" officeooo:rsid="0023b220" officeooo:paragraph-rsid="0023b220" style:font-size-asian="8.75pt" style:font-size-complex="10pt"/>
    </style:style>
    <style:style style:name="P20" style:family="paragraph" style:parent-style-name="Preformatted_20_Text">
      <style:paragraph-properties fo:text-align="start" style:justify-single-word="false"/>
      <style:text-properties fo:font-size="10pt" officeooo:rsid="00251b9d" officeooo:paragraph-rsid="00251b9d"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17">Section 1g. Attempted Murder</text:p>
      <text:p text:style-name="P17"/>
      <text:p text:style-name="P17">If anyone in OwOCraft attempts to Murder anyone they will face up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 (Section 27).</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 (Section 27).</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Section 27) and pay the $250 Dollar fine while also returning every stolen item to the victim.</text:p>
      <text:p text:style-name="P5"/>
      <text:p text:style-name="P5">Section 4b. High Price Items</text:p>
      <text:p text:style-name="P5"><text:soft-page-break/></text:p>
      <text:p text:style-name="P5">High Price Items – Items that are publicly considered expensive and/or hard to get. (Weapons, Ores, Armor etc)</text:p>
      <text:p text:style-name="P5"/>
      <text:p text:style-name="P5">Stealing any Higher Priced Items from any Player will lead to 2 days imprisonment, a $250 fine, returning stolen items and 4 days of Community Service (Section 27).</text:p>
      <text:p text:style-name="P5"/>
      <text:p text:style-name="P5"/>
      <text:p text:style-name="P5">Section 4c. Selling of Stolen Items</text:p>
      <text:p text:style-name="P5"/>
      <text:p text:style-name="P5">If you sell any stolen items, you will receive 7 days in prison, $1000 fine, 10 days of Community Service (Section 27)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text:soft-page-break/></text:p>
      <text:p text:style-name="P6">Section 6. Building Ownership</text:p>
      <text:p text:style-name="P6"/>
      <text:p text:style-name="P6">In OwOCraft, it is required to have ownership over your building. All that is neede d is to have a sign somewhere in the building saying who owns it. Not following this can lead to a $100 fine.</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6"/>
      <text:p text:style-name="P7">Section 8. OwOCraft Citizen ID</text:p>
      <text:p text:style-name="P7"/>
      <text:p text:style-name="P7">When you first join OwOCraft, you will be in Adventure Mode. This is a safety measure put in place so we can have more Players join OwOCraft as a trial. You are able to get a OwOCraft Citizen ID by contacting OwOCraft Government and doing a Form.</text:p>
      <text:p text:style-name="P7"/>
      <text:p text:style-name="P7">Section 8a. Registration</text:p>
      <text:p text:style-name="P7"/>
      <text:p text:style-name="P8">No fee is required to register for an OwOCraft Citizen ID. To register for a <text:soft-page-break/>OwOCraft Citizen ID, go to the website or contact OwOCraft Government for a form to setup your Citizen ID. </text:p>
      <text:p text:style-name="P8"/>
      <text:p text:style-name="P9"/>
      <text:p text:style-name="P9"/>
      <text:p text:style-name="P9">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Players Spawnpoint inside the prison, thus removing the need for teleportation. Then the Player will need to be Murdered by someone (Exempt from Section 1). Then <text:soft-page-break/>the Player will be locked in Prison for the select amount of time. The crimes commited then must be Documented on the Player’s OwOCraft Citizen ID (Section 8).</text:p>
      <text:p text:style-name="P10"/>
      <text:p text:style-name="P10"/>
      <text:p text:style-name="P10"/>
      <text:p text:style-name="P11">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3">Section 14a. Three or More of the same Crime</text:p>
      <text:p text:style-name="P13"/>
      <text:p text:style-name="P13">If a Player repeats the same crime at least three times, the time will start doubling after each crime commited, section 14 is disregarded.</text:p>
      <text:p text:style-name="P10"/>
      <text:p text:style-name="P14">Section 15. Player Skins</text:p>
      <text:p text:style-name="P14"/>
      <text:p text:style-name="P14">OwOCraft allows the everyone to pick their own skin to play the game, however we have some skins that are not allowed on OwOCraft.</text:p>
      <text:p text:style-name="P14"/>
      <text:p text:style-name="P14">Section 15a. Disallowed Skins</text:p>
      <text:p text:style-name="P14"/>
      <text:p text:style-name="P14">OwOCraft does not allow any Not Safe for Work skins (NSFW) in the server. Any Players using skins depicting any racial, sexist, homophobic or transphobic undertones will be imprisoned for 5 days, $200 fine and can be banned from the server for 2 days.</text:p>
      <text:p text:style-name="P14"/>
      <text:p text:style-name="P14">Section 15b. Using others Skins</text:p>
      <text:p text:style-name="P14"/>
      <text:p text:style-name="P14">At OwOCraft, we do not encourage the use of other Players’s skins without their consent. If both Player’s consent, you are allowed to use each others skin.</text:p>
      <text:p text:style-name="P14"/>
      <text:p text:style-name="P14">Section 16. Identity Crimes</text:p>
      <text:p text:style-name="P14"/>
      <text:p text:style-name="P14">OwOCraft doesn’t allow Players using other players identity, OwOCraft Citizen ID, signed licenses and proof of purchase. Players who break this law can go to prison for 5 – 15 days, $1000 fine, and up to 60 days of Community Service (Section 27).</text:p>
      <text:p text:style-name="P14"><text:soft-page-break/></text:p>
      <text:p text:style-name="P14">Section 17. Fire Related Crimes</text:p>
      <text:p text:style-name="P14"/>
      <text:p text:style-name="P14">OwOCraft does not allow anyone to burn down trees, houses and/or buildings without proper consent and with proper safety protocals.</text:p>
      <text:p text:style-name="P14"/>
      <text:p text:style-name="P14">Secton 17a. Fire Safety Protocals</text:p>
      <text:p text:style-name="P14"/>
      <text:p text:style-name="P14">Fires must be controlled by the Player with walls around the areas affected, if the fire becomes uncontrolled, contact OwOCity Fire Department and/or try to take control of the fire.</text:p>
      <text:p text:style-name="P14"/>
      <text:p text:style-name="P14">Section 18. TNT/Bombs</text:p>
      <text:p text:style-name="P14"/>
      <text:p text:style-name="P14">TNT is not allowed to be used in populated areas, if you are caught using TNT around populated areas, you can be sent to prison for 10 – 20 days, $10000 fine and up to 75 Community Service (Section 27) days.</text:p>
      <text:p text:style-name="P8"/>
      <text:p text:style-name="P14">Section 18a. Unpopulated areas</text:p>
      <text:p text:style-name="P14"/>
      <text:p text:style-name="P14">To use TNT in unpopulated areas, ask for approval from OwOCraft Government.</text:p>
      <text:p text:style-name="P14"/>
      <text:p text:style-name="P14">Section 19. Loopholes</text:p>
      <text:p text:style-name="P14"/>
      <text:p text:style-name="P14">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4"/>
      <text:p text:style-name="P14">Section 20. <text:span text:style-name="T6">Healthcare</text:span></text:p>
      <text:p text:style-name="P14"/>
      <text:p text:style-name="P15">In OwOCraft, it is required that any healthcare facilities keep certain services free. Failure to do so can result in 5 days imprisonment, $6000 fine, free refunds to all who used the facility and up to 60 days Community Serivce.</text:p>
      <text:p text:style-name="P15"/>
      <text:p text:style-name="P15">Section 20a. Required Free Services</text:p>
      <text:p text:style-name="P15"/>
      <text:p text:style-name="P15">The following healthcare services must be free of charge:</text:p>
      <text:p text:style-name="P15"/>
      <text:p text:style-name="P15">- Healing Potions (single use)</text:p>
      <text:p text:style-name="P15">- Checkups</text:p>
      <text:p text:style-name="P15">- Food</text:p>
      <text:p text:style-name="P15">- Mental Health Checkups</text:p>
      <text:p text:style-name="P15"/>
      <text:p text:style-name="P15">Section 21. Destruction of Property</text:p>
      <text:p text:style-name="P15"/>
      <text:p text:style-name="P15">Players apart of OwOCraft are forbidden from destroying other Players’s property. Anyone who modifies, destroys or builds apon someone elses property without permission can go to prison for 1 - 15 days, $500 fine, upto 75 days of Community <text:soft-page-break/>Service (Section 27).</text:p>
      <text:p text:style-name="P15"/>
      <text:p text:style-name="P16">Section 21a. Repairing Property without Permission</text:p>
      <text:p text:style-name="P16"/>
      <text:p text:style-name="P16">Players who are repairing others property without permission will not face time unless the Player who owns the property specifically wants them to face charges, which can be lowered.</text:p>
      <text:p text:style-name="P16"/>
      <text:p text:style-name="P16">Section 22. Police Force</text:p>
      <text:p text:style-name="P16"/>
      <text:p text:style-name="P16">OwOCraft Police Officers are important to OwOCraft as they help protect the server from bad actors and makes the server better to play in. Police Officers have to be paid at least $50/day.</text:p>
      <text:p text:style-name="P16"/>
      <text:p text:style-name="P16">Section 22a. Police Brutality</text:p>
      <text:p text:style-name="P16"/>
      <text:p text:style-name="P16">Police Officers are never allowed to hurt anyone unless a Player attacks a Police Officer, in which may result in charges related to <text:span text:style-name="T7">Assault</text:span> (Section <text:span text:style-name="T7">23</text:span>).</text:p>
      <text:p text:style-name="P16"/>
      <text:p text:style-name="P17">Section 23. Assault</text:p>
      <text:p text:style-name="P17"/>
      <text:p text:style-name="P17">Players are not allowed to assault anyone unless they are trespassing and/or you are defending yourself (Section 1b). Assault charges can lead upto 10 days in Prison and 30 days of Community Service (Section 27).</text:p>
      <text:p text:style-name="P17"/>
      <text:p text:style-name="P17">Section 23a. Threats of Assault</text:p>
      <text:p text:style-name="P17"/>
      <text:p text:style-name="P17">If you are threatened by anyone, you can contact OwOCraft Government to resolve it. Threating Assault towards anyone can lead to upto 5 days in Prison and 15 days of Community Service (Section 27).</text:p>
      <text:p text:style-name="P17"/>
      <text:p text:style-name="P17">Section 24. Kidnapping</text:p>
      <text:p text:style-name="P17"/>
      <text:p text:style-name="P17">If you kidnap another Player, you can go to prison for up to 3 days and do 5 days of Community Service (Section 27).</text:p>
      <text:p text:style-name="P17"/>
      <text:p text:style-name="P17">Section 25. Player Quitting</text:p>
      <text:p text:style-name="P17"/>
      <text:p text:style-name="P17">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17"/>
      <text:p text:style-name="P19">Section 26. City Creation</text:p>
      <text:p text:style-name="P19"/>
      <text:p text:style-name="P19">- Towns are also considered in this section.</text:p>
      <text:p text:style-name="P19"/>
      <text:p text:style-name="P19">Anyone with an OwOCraft Citizen ID (Section 8) are able to create another town/city with permission from OwOCraft Government.</text:p>
      <text:p text:style-name="P19"><text:soft-page-break/></text:p>
      <text:p text:style-name="P19">Section 26a. City Guidelines</text:p>
      <text:p text:style-name="P19">Cities must be connected to a mainline highway and/or be connected to a highway that connects to a mainline highway. Cities must also contain at least 3 citizens and must have the ability to enter the city willingly and without issue.</text:p>
      <text:p text:style-name="P19"/>
      <text:p text:style-name="P19">Section 26b. <text:span text:style-name="T9">Not following Guidelines</text:span></text:p>
      <text:p text:style-name="P19"/>
      <text:p text:style-name="P20">Any cities not following the guidelines specified in Section 26a must be destroyed and the creators of the city will face 10 days in jail and 20 days of Community Service (Section 27).</text:p>
      <text:p text:style-name="P20"/>
      <text:p text:style-name="P20">Section 27. Community Service</text:p>
      <text:p text:style-name="P20"/>
      <text:p text:style-name="P20">Community Service is helping citizens of OwOCraft without being paid. This is used as a punishment for the Criminal and repays the Community with free and unlimited work.</text:p>
      <text:p text:style-name="P20"/>
      <text:p text:style-name="P20">Section 27a. Refusing work</text:p>
      <text:p text:style-name="P20"/>
      <text:p text:style-name="P20">If a Criminal refuses to do Community Service work, they must have a valid reason. If the reason isn’t accepted, they can be jailed for upto 7 days or can do 10 extra days of Community Service.</text:p>
      <text:p text:style-name="P20"/>
      <text:p text:style-name="P20">Section 28. Government Abuse</text:p>
      <text:p text:style-name="P20"/>
      <text:p text:style-name="P20">If someone who is a member of the OwOCraft Government is abusing power, report the Player to another member of OwOCraft Government and an investigation will be held within 14 days. If the investigation proves the Player abusing power is true, they can go to Prison for upto 60 days and do 120 days of Community Service (Section 27).</text:p>
      <text:p text:style-name="P20"/>
      <text:p text:style-name="P20">Section 29. Social Media Use</text:p>
      <text:p text:style-name="P20"/>
      <text:p text:style-name="P20">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8"><text:s/></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1T18:18:19.702273620</dc:date>
    <meta:editing-duration>PT5H51M12S</meta:editing-duration>
    <meta:editing-cycles>24</meta:editing-cycles>
    <meta:generator>LibreOffice/7.4.2.3$Linux_X86_64 LibreOffice_project/40$Build-3</meta:generator>
    <meta:document-statistic meta:table-count="0" meta:image-count="0" meta:object-count="0" meta:page-count="10" meta:paragraph-count="162" meta:word-count="3134" meta:character-count="18243" meta:non-whitespace-character-count="15254"/>
  </office:meta>
</office:document-meta>
</file>